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o.vat_discriminated&quot;&gt;">If vat discriminated</text:text-input></text:span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printed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printed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printed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39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3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.sorted(key=lambda a: a.date_maturity)&quot;&gt;">for</text:text-input></text:p>
              <text:p text:style-name="MP37"><text:text-input text:description="&lt;if test=&quot;move_line.date_maturity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o.vat_discriminat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line.tax_code_id.name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printed_tax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printed_tax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09:59:50.257810937</dc:date>
    <meta:editing-duration>P1DT23H45M9S</meta:editing-duration>
    <meta:editing-cycles>355</meta:editing-cycles>
    <meta:generator>LibreOffice/5.1.4.2$Linux_X86_64 LibreOffice_project/10m0$Build-2</meta:generator>
    <meta:document-statistic meta:table-count="6" meta:image-count="0" meta:object-count="0" meta:page-count="1" meta:paragraph-count="85" meta:word-count="386" meta:character-count="1992" meta:non-whitespace-character-count="1885"/>
  </office:meta>
</office:document-meta>
</file>